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table:align="left"/>
    </style:style>
    <style:style style:name="T2" style:family="table">
      <style:table-properties table:align="center"/>
    </style:style>
    <style:style style:name="T3" style:family="table">
      <style:table-properties table:align="right"/>
    </style:style>
    <style:style style:name="T4" style:family="table">
      <style:table-properties table:align="margins"/>
    </style:style>
  </office:automatic-styles>
  <office:body>
    <office:text>
      <text:p>this is an example of table with the left alignment.</text:p>
      <table:table table:name="Table1" table:style-name="T1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right alignment.</text:p>
      <table:table table:name="Table2" table:style-name="T3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center alignment.</text:p>
      <table:table table:name="Table3" table:style-name="T2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margins alignment.</text:p>
      <table:table table:name="Table4" table:style-name="T4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